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fill-color="#ffffff" draw:textarea-horizontal-align="justify" draw:textarea-vertical-align="top" draw:auto-grow-height="false" fo:min-height="8.782cm" fo:min-width="9.003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191cm" fo:min-width="6.656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986cm" fo:min-width="3.641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end="Arrow" draw:marker-end-width="0.356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width="0.051cm" svg:stroke-color="#000000" draw:marker-end="Arrow" draw:marker-end-width="0.356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0.705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fill="none" draw:fill-color="#ffffff" fo:min-height="0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191cm" fo:min-width="3.354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9.552cm" svg:height="10.287cm" svg:x="9.155cm" svg:y="1.183cm">
          <text:p text:style-name="P1">C language cod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7.366cm" svg:height="1.651cm" svg:x="10.171cm" svg:y="2.58cm">
          <text:p text:style-name="P1">Function decla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7.366cm" svg:height="1.651cm" svg:x="10.171cm" svg:y="4.485cm">
          <text:p text:style-name="P1">Precond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7.366cm" svg:height="1.651cm" svg:x="10.172cm" svg:y="6.385cm">
          <text:p text:style-name="P1">Postcont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366cm" svg:height="1.651cm" svg:x="10.173cm" svg:y="8.285cm">
          <text:p text:style-name="P1">Function bod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191cm" svg:height="2.286cm" svg:x="21.877cm" svg:y="4.993cm">
          <text:p text:style-name="P1">VeriFast</text:p>
          <text:p text:style-name="P1">verifie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191cm" svg:height="2.286cm" svg:x="1.297cm" svg:y="5.147cm">
          <text:p text:style-name="P1">C compile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.155cm" svg:y1="6.327cm" svg:x2="5.488cm" svg:y2="6.29cm" draw:start-shape="id1" draw:start-glue-point="5" draw:end-shape="id2" draw:end-glue-point="1" svg:d="M9155 6327l-3667-37" svg:viewBox="0 0 3668 38">
          <text:p/>
        </draw:connector>
        <draw:connector draw:style-name="gr5" draw:text-style-name="P3" draw:layer="layout" draw:type="line" svg:x1="21.877cm" svg:y1="6.136cm" svg:x2="17.537cm" svg:y2="5.31cm" draw:start-shape="id3" draw:end-shape="id4" draw:end-glue-point="1" svg:d="M21877 6136l-4340-826" svg:viewBox="0 0 4341 827">
          <text:p/>
        </draw:connector>
        <draw:connector draw:style-name="gr5" draw:text-style-name="P3" draw:layer="layout" draw:type="line" svg:x1="21.877cm" svg:y1="6.136cm" svg:x2="17.538cm" svg:y2="7.21cm" draw:start-shape="id3" draw:end-shape="id5" svg:d="M21877 6136l-4339 1074" svg:viewBox="0 0 4340 1075">
          <text:p/>
        </draw:connector>
        <draw:frame draw:style-name="gr6" draw:text-style-name="P4" draw:layer="layout" svg:width="2.14cm" svg:height="1.005cm" svg:x="19.053cm" svg:y="4.612cm">
          <draw:text-box>
            <text:p>Verify</text:p>
          </draw:text-box>
        </draw:frame>
        <draw:frame draw:style-name="gr7" draw:text-style-name="P4" draw:layer="layout" svg:width="2.902cm" svg:height="1.004cm" svg:x="5.999cm" svg:y="5.105cm">
          <draw:text-box>
            <text:p>Compile</text:p>
          </draw:text-box>
        </draw:frame>
        <draw:custom-shape draw:style-name="gr8" draw:text-style-name="P2" xml:id="id6" draw:id="id6" draw:layer="layout" svg:width="4.064cm" svg:height="1.651cm" svg:x="1.354cm" svg:y="9.152cm">
          <text:p text:style-name="P1">ELF bin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3.392cm" svg:y1="7.433cm" svg:x2="3.386cm" svg:y2="9.152cm" draw:start-shape="id2" draw:start-glue-point="2" draw:end-shape="id6" draw:end-glue-point="0" svg:d="M3392 7433l-6 1719" svg:viewBox="0 0 7 17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4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06:57:09.056744849</meta:creation-date>
    <dc:date>2017-08-07T07:18:57.485730736</dc:date>
    <meta:editing-duration>PT21M42S</meta:editing-duration>
    <meta:editing-cycles>13</meta:editing-cycles>
    <meta:generator>LibreOffice/5.4.0.3$Linux_X86_64 LibreOffice_project/40m0$Build-3</meta:generator>
    <meta:document-statistic meta:object-count="14"/>
  </office:meta>
</office:document-meta>
</file>